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2cm"/>
    </style:style>
    <style:style style:name="co4" style:family="table-column">
      <style:table-column-properties fo:break-before="auto" style:column-width="3.669cm"/>
    </style:style>
    <style:style style:name="co5" style:family="table-column">
      <style:table-column-properties fo:break-before="auto" style:column-width="2.066cm"/>
    </style:style>
    <style:style style:name="co6" style:family="table-column">
      <style:table-column-properties fo:break-before="auto" style:column-width="4.064cm"/>
    </style:style>
    <style:style style:name="co7" style:family="table-column">
      <style:table-column-properties fo:break-before="auto" style:column-width="2.50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743cm" fo:break-before="auto" style:use-optimal-row-height="fals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1.2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 style:vertical-align="bottom"/>
    </style:style>
    <style:style style:name="ce4" style:family="table-cell" style:parent-style-name="Default">
      <style:text-properties fo:color="#000000" style:font-name="Arial1" style:font-name-asian="Arial1" style:font-name-complex="Tahoma"/>
    </style:style>
    <style:style style:name="T1" style:family="text">
      <style:text-properties style:font-name-asian="Arial1" style:font-name-complex="Tahom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Default"/>
        <table:table-column table:style-name="co7" table:default-cell-style-name="Default"/>
        <table:table-row table:style-name="ro2">
          <table:table-cell table:style-name="ce1" office:value-type="string">
            <text:p>Categories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2">
          <table:table-cell table:style-name="ce2" office:value-type="string">
            <text:p>Rectangular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Round Ba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Processed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Assembly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Fastener</text:p>
          </table:table-cell>
          <table:table-cell table:style-name="ce1" table:number-columns-repeated="6"/>
        </table:table-row>
        <table:table-row table:style-name="ro2">
          <table:table-cell table:style-name="ce2" office:value-type="string">
            <text:p>Other</text:p>
          </table:table-cell>
          <table:table-cell table:style-name="ce1" table:number-columns-repeated="6"/>
        </table:table-row>
        <table:table-row table:style-name="ro2">
          <table:table-cell table:style-name="ce1" table:number-columns-repeated="7"/>
        </table:table-row>
        <table:table-row table:style-name="ro3">
          <table:table-cell table:style-name="ce1" office:value-type="string">
            <text:p>Category</text:p>
          </table:table-cell>
          <table:table-cell table:style-name="ce1" office:value-type="string">
            <text:p>Reference Number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Basic Specifications</text:p>
          </table:table-cell>
          <table:table-cell table:style-name="ce1" office:value-type="string">
            <text:p>Unit Cost</text:p>
          </table:table-cell>
          <table:table-cell table:style-name="ce1" office:value-type="string">
            <text:p>Total Cost</text:p>
          </table:table-cell>
          <table:table-cell table:style-name="ce1" office:value-type="string">
            <text:p>Source Link</text:p>
          </table:table-cell>
        </table:table-row>
        <table:table-row table:style-name="ro3">
          <table:table-cell table:style-name="ce2" office:value-type="string">
            <text:p>Rectangular Ba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eel 1” x 12” x 24”</text:p>
          </table:table-cell>
          <table:table-cell table:number-columns-repeated="3"/>
        </table:table-row>
        <table:table-row table:style-name="ro3">
          <table:table-cell table:style-name="ce2" office:value-type="string">
            <text:p>Rectangular B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eel 1” x 3” x 36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teel 1” x 8” x 16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el 1” x 4” x 35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eel 1/8” x 1” x 20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eel 1/16” x 3” x 25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teel 1/16” x 16” x 16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teel 2” x 3” x 107”</text:p>
          </table:table-cell>
          <table:table-cell table:number-columns-repeated="3"/>
        </table:table-row>
        <table:table-row table:style-name="ro4">
          <table:table-cell table:style-name="ce2" office:value-type="string">
            <text:p>Rectangular Bar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teel 0.5” x 2” x 16”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eel 3” Dia x 6” Lg</text:p>
          </table:table-cell>
          <table:table-cell table:number-columns-repeated="3"/>
        </table:table-row>
        <table:table-row table:style-name="ro5">
          <table:table-cell office:value-type="string">
            <text:p>Round Steel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teel DOM 2" OD 1.25 ID 12" Lg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1-1/4" Dia 75" Lg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5/16” Dia 1” Lg</text:p>
          </table:table-cell>
          <table:table-cell table:number-columns-repeated="3"/>
        </table:table-row>
        <table:table-row table:style-name="ro4">
          <table:table-cell office:value-type="string">
            <text:p>Round Steel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style-name="Default" office:value-type="string">
            <text:p>Steel Tube 1.25" Dia 1/8" Thk 29"</text:p>
          </table:table-cell>
          <table:table-cell table:number-columns-repeated="3"/>
        </table:table-row>
        <table:table-row table:style-name="ro5">
          <table:table-cell office:value-type="string">
            <text:p>Other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Submersible Pump, 3.6L/min, 3m vertical lift</text:p>
          </table:table-cell>
          <table:table-cell table:number-columns-repeated="2"/>
          <table:table-cell table:style-name="ce4" office:value-type="string">
            <text:p><text:span text:style-name="T1"><text:a xlink:href="http://www.amazon.com/Brushless-Submersible-Water-Ideal-cooling/dp/B0051HI3OM/ref=sr_1_1?s=industrial&amp;ie=UTF8&amp;qid=1343838831&amp;sr=1-1&amp;keywords=submersible+pump">http://www.amazon.com/Brushless-Submersible-Water-Ideal-cooling/dp/B0051HI3OM/ref=sr_1_1?s=industrial&amp;ie=UTF8&amp;qid=1343838831&amp;sr=1-1&amp;keywords=submersible+pump</text:a></text:span></text:p>
          </table:table-cell>
        </table:table-row>
        <table:table-row table:style-name="ro5">
          <table:table-cell office:value-type="string">
            <text:p>Other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Silicone Rubber Tube, 1/4” ID, 10ft Lg</text:p>
          </table:table-cell>
          <table:table-cell table:number-columns-repeated="2"/>
          <table:table-cell table:style-name="ce4" office:value-type="string">
            <text:p><text:span text:style-name="T1"><text:a xlink:href="http://www.amazon.com/White-SiliconeTubing-ID-Wall-Length/dp/B003TJ9YQU/ref=sr_1_8?s=industrial&amp;ie=UTF8&amp;qid=1343839367&amp;sr=1-8&amp;keywords=rubber+tube+1%2F4%22">http://www.amazon.com/White-SiliconeTubing-ID-Wall-Length/dp/B003TJ9YQU/ref=sr_1_8?s=industrial&amp;ie=UTF8&amp;qid=1343839367&amp;sr=1-8&amp;keywords=rubber+tube+1%2F4%22</text:a></text:span></text:p>
          </table:table-cell>
        </table:table-row>
        <table:table-row table:style-name="ro4">
          <table:table-cell office:value-type="string">
            <text:p>Assembly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Default" office:value-type="string">
            <text:p>Base Assembly</text:p>
          </table:table-cell>
          <table:table-cell table:number-columns-repeated="3"/>
        </table:table-row>
        <table:table-row table:style-name="ro4">
          <table:table-cell table:style-name="ce2" office:value-type="string">
            <text:p>Other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style-name="Default" office:value-type="string">
            <text:p>Hydraulic Mo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style-name="Default"/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Base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Base Raise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Vise Raise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Swivel Plate</text:p>
          </table:table-cell>
          <table:table-cell table:number-columns-repeated="3"/>
        </table:table-row>
        <table:table-row table:style-name="ro1">
          <table:table-cell office:value-type="string">
            <text:p>Processed</text:p>
          </table:table-cell>
          <table:table-cell office:value-type="float" office:value="25">
            <text:p>2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hort Support Fla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Bridge Ba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Long Support Fla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Rotation Support Fla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Blade Guard Suppor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Blade Guard Side</text:p>
          </table:table-cell>
          <table:table-cell table:number-columns-repeated="3"/>
        </table:table-row>
        <table:table-row table:style-name="ro5">
          <table:table-cell office:value-type="string">
            <text:p>Processed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Handle Block, Steel 1" x 4" x 200mm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Long Space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string">
            <text:p>Clamp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string">
            <text:p>Clamp Jaw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Swivel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Fixed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Moving Block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Forward Stop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Backward Stop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Hold Stop Plat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string">
            <text:p>Axial Radial Shaft Colla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string">
            <text:p>Blade Suppor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Shaft Coupling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4">
            <text:p>44</text:p>
          </table:table-cell>
          <table:table-cell office:value-type="float" office:value="6">
            <text:p>6</text:p>
          </table:table-cell>
          <table:table-cell office:value-type="string">
            <text:p>Shaft Collar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string">
            <text:p>Support Shaf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Spindle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string">
            <text:p>Stop Shaft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Blade Pins</text:p>
          </table:table-cell>
          <table:table-cell table:number-columns-repeated="3"/>
        </table:table-row>
        <table:table-row table:style-name="ro4">
          <table:table-cell office:value-type="string">
            <text:p>Processed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string">
            <text:p>Short Spacer</text:p>
          </table:table-cell>
          <table:table-cell table:number-columns-repeated="3"/>
        </table:table-row>
        <table:table-row table:style-name="ro1">
          <table:table-cell office:value-type="string">
            <text:p>Rectangular Bar</text:p>
          </table:table-cell>
          <table:table-cell office:value-type="float" office:value="50">
            <text:p>5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teel 1.25” x 2” x 12”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1">
            <text:p>51</text:p>
          </table:table-cell>
          <table:table-cell table:style-name="Default" office:value-type="float" office:value="1">
            <text:p>1</text:p>
          </table:table-cell>
          <table:table-cell office:value-type="string">
            <text:p>Support Assembly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2">
            <text:p>52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 Shield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3">
            <text:p>53</text:p>
          </table:table-cell>
          <table:table-cell table:style-name="Default" office:value-type="float" office:value="1">
            <text:p>1</text:p>
          </table:table-cell>
          <table:table-cell office:value-type="string">
            <text:p>Blade Guard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4">
            <text:p>54</text:p>
          </table:table-cell>
          <table:table-cell table:style-name="Default" office:value-type="float" office:value="1">
            <text:p>1</text:p>
          </table:table-cell>
          <table:table-cell office:value-type="string">
            <text:p>Operation Handle</text:p>
          </table:table-cell>
          <table:table-cell table:number-columns-repeated="3"/>
        </table:table-row>
        <table:table-row table:style-name="ro4">
          <table:table-cell office:value-type="string">
            <text:p>Assembly</text:p>
          </table:table-cell>
          <table:table-cell office:value-type="float" office:value="55">
            <text:p>55</text:p>
          </table:table-cell>
          <table:table-cell table:style-name="Default" office:value-type="float" office:value="1">
            <text:p>1</text:p>
          </table:table-cell>
          <table:table-cell office:value-type="string">
            <text:p>Raised Base Plate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table:style-name="Default" office:value-type="string">
            <text:p>M12x1.75 10mm Setscrew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 office:value-type="string">
            <text:p>M12x1.75 25mm Setscrew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string">
            <text:p>Socket Head Cap M12x1.75 50mm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59">
            <text:p>59</text:p>
          </table:table-cell>
          <table:table-cell office:value-type="float" office:value="9">
            <text:p>9</text:p>
          </table:table-cell>
          <table:table-cell office:value-type="string">
            <text:p>Socket Head Cap M12x1.75 70mm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string">
            <text:p>M12x1.75 Nut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string">
            <text:p>1-1/4”-5 Right-hand Thread Nut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1-1/4”-5 Left-hand Thread Nut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1-1/4”-5 Right-hand Thread 2' Lg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1-1/4”-5 Left-hand Thread 1' Lg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65">
            <text:p>65</text:p>
          </table:table-cell>
          <table:table-cell office:value-type="float" office:value="16">
            <text:p>16</text:p>
          </table:table-cell>
          <table:table-cell office:value-type="string">
            <text:p>For M12</text:p>
          </table:table-cell>
          <table:table-cell table:number-columns-repeated="3"/>
        </table:table-row>
        <table:table-row table:style-name="ro4">
          <table:table-cell office:value-type="string">
            <text:p>Fastener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string">
            <text:p>For 1-1/4” Dia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string">
            <text:p>Brass 1.5” OD 1.25” ID 3” Lg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8">
            <text:p>68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80mm Lg</text:p>
          </table:table-cell>
          <table:table-cell table:number-columns-repeated="3"/>
        </table:table-row>
        <table:table-row table:style-name="ro5">
          <table:table-cell office:value-type="string">
            <text:p>Fastener</text:p>
          </table:table-cell>
          <table:table-cell office:value-type="float" office:value="69">
            <text:p>69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Right-hand Thread 250mm Lg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0">
            <text:p>70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Swivel Assembly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1">
            <text:p>7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Forward Stop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2">
            <text:p>7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ackward Stop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3">
            <text:p>73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Hold Stop</text:p>
          </table:table-cell>
          <table:table-cell table:number-columns-repeated="3"/>
        </table:table-row>
        <table:table-row table:style-name="ro6">
          <table:table-cell office:value-type="string">
            <text:p>Fastener</text:p>
          </table:table-cell>
          <table:table-cell office:value-type="float" office:value="74">
            <text:p>74</text:p>
          </table:table-cell>
          <table:table-cell table:style-name="Default" office:value-type="float" office:value="1">
            <text:p>1</text:p>
          </table:table-cell>
          <table:table-cell office:value-type="string">
            <text:p>1-1/4”-5 Left-hand Thread 250mm Lg with Flat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5">
            <text:p>75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Vise Assembly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6">
            <text:p>76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Rotation Assembly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7">
            <text:p>77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Blade Assembly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8">
            <text:p>78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ld Saw Assembly</text:p>
          </table:table-cell>
          <table:table-cell table:number-columns-repeated="3"/>
        </table:table-row>
        <table:table-row table:style-name="ro1">
          <table:table-cell office:value-type="string">
            <text:p>Assembly</text:p>
          </table:table-cell>
          <table:table-cell office:value-type="float" office:value="79">
            <text:p>79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Coolant Pump Assembly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Default" table:number-columns-repeated="2"/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4">2012-08-04</text:date>, <text:time>20:2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31T02:01:45.50</meta:creation-date>
    <dc:date>2012-08-04T20:22:37.09</dc:date>
    <meta:editing-duration>PT5H18M54S</meta:editing-duration>
    <meta:editing-cycles>69</meta:editing-cycles>
    <meta:generator>LibreOffice/3.3$Win32 LibreOffice_project/330m19$Build-202</meta:generator>
    <meta:document-statistic meta:table-count="3" meta:cell-count="329" meta:object-count="0"/>
  </office:meta>
</office:document-meta>
</file>